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E000000843AAB934A.png" manifest:media-type=""/>
  <manifest:file-entry manifest:full-path="Pictures/1000020100000171000000ABA006307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Calibri, Helvetica, Arial, sans-serif"/>
    <style:font-face style:name="Mangal1" svg:font-family="Mangal"/>
    <style:font-face style:name="Myriad Pro" svg:font-family="'Myriad Pro', Calibri, Helvetica, Arial, sans-serif"/>
    <style:font-face style:name="inherit" svg:font-family="inherit"/>
    <style:font-face style:name="Consolas" svg:font-family="Consolas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001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1.743cm" style:rel-column-width="6009*"/>
    </style:style>
    <style:style style:name="Tabla1.B" style:family="table-column">
      <style:table-column-properties style:column-width="17.258cm" style:rel-column-width="59525*"/>
    </style:style>
    <style:style style:name="Tabla1.1" style:family="table-row">
      <style:table-row-properties style:min-row-height="0.284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2" style:family="table-row">
      <style:table-row-properties style:min-row-height="0.31cm" fo:keep-together="auto"/>
    </style:style>
    <style:style style:name="Tabla6" style:family="table">
      <style:table-properties style:width="16.845cm" fo:margin-left="0.944cm" table:align="left" style:writing-mode="lr-tb"/>
    </style:style>
    <style:style style:name="Tabla6.A" style:family="table-column">
      <style:table-column-properties style:column-width="1.905cm"/>
    </style:style>
    <style:style style:name="Tabla6.C" style:family="table-column">
      <style:table-column-properties style:column-width="4.794cm"/>
    </style:style>
    <style:style style:name="Tabla6.D" style:family="table-column">
      <style:table-column-properties style:column-width="8.24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6.D1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5ec6f2" fo:font-size="16pt" fo:font-weight="bold" style:letter-kerning="true" style:font-size-asian="16pt" style:font-weight-asian="bold" style:font-name-complex="Arial3" style:font-size-complex="16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808080" fo:font-size="8pt" fo:font-weight="bold" officeooo:paragraph-rsid="00082fae" style:font-size-asian="8pt" style:font-weight-asian="bold" style:font-size-complex="8pt"/>
    </style:style>
    <style:style style:name="P5" style:family="paragraph" style:parent-style-name="Standard">
      <style:paragraph-properties style:snap-to-layout-grid="false"/>
      <style:text-properties fo:color="#808080" fo:font-size="8pt" fo:font-weight="bold" officeooo:paragraph-rsid="00082fae" style:font-size-asian="8pt" style:font-weight-asian="bold" style:font-size-complex="8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8pt" officeooo:paragraph-rsid="00082fae" style:font-size-asian="8pt" style:font-size-complex="8pt"/>
    </style:style>
    <style:style style:name="P7" style:family="paragraph" style:parent-style-name="Standard">
      <style:paragraph-properties style:snap-to-layout-grid="false"/>
      <style:text-properties fo:font-size="8pt" officeooo:paragraph-rsid="00082fae" style:font-size-asian="8pt" style:font-size-complex="8pt"/>
    </style:style>
    <style:style style:name="P8" style:family="paragraph" style:parent-style-name="Standard">
      <style:paragraph-properties style:snap-to-layout-grid="false"/>
      <style:text-properties fo:font-size="8pt" officeooo:rsid="001bf5b5" officeooo:paragraph-rsid="00082fae" style:font-size-asian="8pt" style:font-size-complex="8pt"/>
    </style:style>
    <style:style style:name="P9" style:family="paragraph" style:parent-style-name="Standard">
      <style:paragraph-properties fo:margin-left="0.953cm" fo:margin-right="3.126cm" fo:text-indent="0cm" style:auto-text-indent="false">
        <style:tab-stops>
          <style:tab-stop style:position="11.721cm"/>
        </style:tab-stops>
      </style:paragraph-properties>
    </style:style>
    <style:style style:name="P10" style:family="paragraph" style:parent-style-name="Standard">
      <style:paragraph-properties fo:margin-left="0.953cm" fo:margin-right="3.126cm" fo:text-indent="0cm" style:auto-text-indent="false">
        <style:tab-stops>
          <style:tab-stop style:position="10.769cm"/>
        </style:tab-stops>
      </style:paragraph-properties>
      <style:text-properties officeooo:paragraph-rsid="00082fae"/>
    </style:style>
    <style:style style:name="P11" style:family="paragraph" style:parent-style-name="Standard">
      <style:paragraph-properties fo:margin-left="0.953cm" fo:margin-right="3.126cm" fo:text-indent="0cm" style:auto-text-indent="false">
        <style:tab-stops>
          <style:tab-stop style:position="10.769cm"/>
        </style:tab-stops>
      </style:paragraph-properties>
      <style:text-properties fo:color="#c0c0c0" officeooo:paragraph-rsid="00082fae"/>
    </style:style>
    <style:style style:name="P12" style:family="paragraph" style:parent-style-name="Standard">
      <style:paragraph-properties fo:margin-left="0.953cm" fo:margin-right="1.221cm" fo:text-indent="0cm" style:auto-text-indent="false" fo:padding-left="0cm" fo:padding-right="0cm" fo:padding-top="0cm" fo:padding-bottom="0.035cm" fo:border-left="none" fo:border-right="none" fo:border-top="none" fo:border-bottom="0.74pt solid #5ec6f2">
        <style:tab-stops>
          <style:tab-stop style:position="11.721cm"/>
          <style:tab-stop style:position="16.193cm"/>
        </style:tab-stops>
      </style:paragraph-properties>
    </style:style>
    <style:style style:name="P13" style:family="paragraph" style:parent-style-name="Helvetica_20_bold_20__2b__20_izquierda">
      <style:paragraph-properties fo:text-align="center" style:justify-single-word="false"/>
    </style:style>
    <style:style style:name="P14" style:family="paragraph" style:parent-style-name="Helvetica_20__2b__20_derecha_20__2b_azul">
      <style:paragraph-properties fo:margin-left="0.953cm" fo:margin-right="0cm" fo:text-align="center" style:justify-single-word="false" fo:text-indent="0cm" style:auto-text-indent="false"/>
      <style:text-properties fo:font-weight="bold" officeooo:paragraph-rsid="00082fae" style:font-weight-asian="bold"/>
    </style:style>
    <style:style style:name="P15" style:family="paragraph" style:parent-style-name="titulo_20_documento_20_-_20_bullet">
      <style:text-properties fo:color="#00b0f0"/>
    </style:style>
    <style:style style:name="P16" style:family="paragraph" style:parent-style-name="titulo_20_proyecto_20_-_20_bullet">
      <style:text-properties fo:color="#00b0f0"/>
    </style:style>
    <style:style style:name="P17" style:family="paragraph" style:parent-style-name="Heading_20_1" style:list-style-name="WWNum1">
      <style:text-properties officeooo:rsid="000cb368" officeooo:paragraph-rsid="000cb368"/>
    </style:style>
    <style:style style:name="P18" style:family="paragraph" style:parent-style-name="Heading_20_1" style:list-style-name="WWNum1">
      <style:text-properties officeooo:rsid="00107e71" officeooo:paragraph-rsid="00107e71"/>
    </style:style>
    <style:style style:name="P19" style:family="paragraph" style:parent-style-name="Heading_20_1" style:list-style-name="WWNum1">
      <style:text-properties officeooo:rsid="00122999" officeooo:paragraph-rsid="00122999"/>
    </style:style>
    <style:style style:name="P20" style:family="paragraph" style:parent-style-name="Heading_20_1" style:list-style-name="WWNum1">
      <style:text-properties officeooo:rsid="00122999" officeooo:paragraph-rsid="0013eac1"/>
    </style:style>
    <style:style style:name="P21" style:family="paragraph" style:parent-style-name="Heading_20_1" style:list-style-name="WWNum1">
      <style:text-properties officeooo:rsid="0013eac1" officeooo:paragraph-rsid="0013eac1"/>
    </style:style>
    <style:style style:name="P22" style:family="paragraph" style:parent-style-name="Heading_20_1" style:list-style-name="WWNum1">
      <style:text-properties officeooo:rsid="00183f0f" officeooo:paragraph-rsid="00183f0f"/>
    </style:style>
    <style:style style:name="P23" style:family="paragraph" style:parent-style-name="Heading_20_1" style:list-style-name="WWNum1">
      <style:paragraph-properties fo:break-before="page"/>
      <style:text-properties officeooo:rsid="000cb368" officeooo:paragraph-rsid="000cb368"/>
    </style:style>
    <style:style style:name="P24" style:family="paragraph" style:parent-style-name="Standard" style:master-page-name="Standard">
      <style:paragraph-properties fo:margin-left="0.953cm" fo:margin-right="3.126cm" fo:text-indent="0cm" style:auto-text-indent="false" style:page-number="auto">
        <style:tab-stops>
          <style:tab-stop style:position="9.038cm"/>
          <style:tab-stop style:position="11.721cm"/>
        </style:tab-stops>
      </style:paragraph-properties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9403"/>
    </style:style>
    <style:style style:name="P27" style:family="paragraph" style:parent-style-name="Standard" style:master-page-name="">
      <style:paragraph-properties fo:margin-left="3.824cm" fo:margin-right="0cm" fo:text-align="start" style:justify-single-word="false" fo:orphans="2" fo:widows="2" fo:text-indent="0cm" style:auto-text-indent="false" style:page-number="auto" style:writing-mode="lr-tb"/>
    </style:style>
    <style:style style:name="P28" style:family="paragraph" style:parent-style-name="Standard">
      <style:paragraph-properties fo:margin-left="3.824cm" fo:margin-right="0cm" fo:text-align="start" style:justify-single-word="false" fo:orphans="2" fo:widows="2" fo:text-indent="0cm" style:auto-text-indent="false" style:writing-mode="lr-tb"/>
    </style:style>
    <style:style style:name="P29" style:family="paragraph" style:parent-style-name="Standard">
      <style:paragraph-properties fo:margin-left="3.824cm" fo:margin-right="0cm" fo:text-align="start" style:justify-single-word="false" fo:orphans="2" fo:widows="2" fo:text-indent="0cm" style:auto-text-indent="false" style:writing-mode="lr-tb"/>
      <style:text-properties style:font-name="Consolas" fo:font-size="10pt" style:font-size-asian="10pt"/>
    </style:style>
    <style:style style:name="P30" style:family="paragraph" style:parent-style-name="Contents_20_Heading" style:list-style-name="">
      <style:paragraph-properties fo:margin-left="0cm" fo:margin-right="1cm" fo:text-indent="0cm" style:auto-text-indent="false" fo:break-before="page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Text_20_body" style:list-style-name="WWNum1">
      <style:text-properties officeooo:rsid="00122999" officeooo:paragraph-rsid="00122999"/>
    </style:style>
    <style:style style:name="P33" style:family="paragraph" style:parent-style-name="Text_20_body">
      <style:text-properties officeooo:rsid="00122999" officeooo:paragraph-rsid="00122999"/>
    </style:style>
    <style:style style:name="P34" style:family="paragraph" style:parent-style-name="Text_20_body" style:list-style-name="L5">
      <style:text-properties officeooo:rsid="00127110" officeooo:paragraph-rsid="00127110"/>
    </style:style>
    <style:style style:name="P35" style:family="paragraph" style:parent-style-name="Text_20_body">
      <style:text-properties officeooo:paragraph-rsid="0012b0a6"/>
    </style:style>
    <style:style style:name="P36" style:family="paragraph" style:parent-style-name="Text_20_body">
      <style:text-properties officeooo:paragraph-rsid="00169403"/>
    </style:style>
    <style:style style:name="P37" style:family="paragraph" style:parent-style-name="Text_20_body" style:list-style-name="L6">
      <style:text-properties officeooo:paragraph-rsid="001e6dcc"/>
    </style:style>
    <style:style style:name="P38" style:family="paragraph" style:parent-style-name="Text_20_body" style:list-style-name="">
      <style:text-properties officeooo:paragraph-rsid="001e6dcc"/>
    </style:style>
    <style:style style:name="P39" style:family="paragraph" style:parent-style-name="Text_20_body">
      <style:text-properties officeooo:paragraph-rsid="001ae517"/>
    </style:style>
    <style:style style:name="P40" style:family="paragraph" style:parent-style-name="Text_20_body">
      <style:text-properties officeooo:paragraph-rsid="001e6dcc"/>
    </style:style>
    <style:style style:name="P41" style:family="paragraph" style:parent-style-name="Text_20_body" style:master-page-name="">
      <style:paragraph-properties fo:margin-left="2.189cm" fo:margin-right="0cm" fo:margin-top="0cm" fo:margin-bottom="0.212cm" style:contextual-spacing="false" fo:text-align="justify" style:justify-single-word="false" fo:orphans="2" fo:widows="2" fo:text-indent="0cm" style:auto-text-indent="false" style:page-number="auto" style:writing-mode="lr-tb"/>
      <style:text-properties officeooo:rsid="000ee49d" officeooo:paragraph-rsid="000ee49d"/>
    </style:style>
    <style:style style:name="P42" style:family="paragraph" style:parent-style-name="Text_20_body">
      <style:paragraph-properties fo:margin-left="2.189cm" fo:margin-right="0cm" fo:margin-top="0cm" fo:margin-bottom="0.212cm" style:contextual-spacing="false" fo:text-align="justify" style:justify-single-word="false" fo:orphans="2" fo:widows="2" fo:text-indent="0cm" style:auto-text-indent="false" style:writing-mode="lr-tb"/>
      <style:text-properties officeooo:rsid="000ee49d" officeooo:paragraph-rsid="000ee49d"/>
    </style:style>
    <style:style style:name="P43" style:family="paragraph" style:parent-style-name="Text_20_body" style:list-style-name="L3">
      <style:paragraph-properties fo:margin-top="0cm" fo:margin-bottom="0.212cm" style:contextual-spacing="false" fo:text-align="justify" style:justify-single-word="false" fo:orphans="2" fo:widows="2" style:writing-mode="lr-tb"/>
      <style:text-properties officeooo:rsid="000ee49d" officeooo:paragraph-rsid="000ee49d"/>
    </style:style>
    <style:style style:name="P44" style:family="paragraph" style:parent-style-name="Text_20_body" style:list-style-name="L4">
      <style:paragraph-properties fo:margin-top="0cm" fo:margin-bottom="0.212cm" style:contextual-spacing="false" fo:text-align="justify" style:justify-single-word="false" fo:orphans="2" fo:widows="2" style:writing-mode="lr-tb"/>
      <style:text-properties officeooo:rsid="000ee49d" officeooo:paragraph-rsid="000ee49d"/>
    </style:style>
    <style:style style:name="T1" style:family="text">
      <style:text-properties officeooo:rsid="001bf5b5"/>
    </style:style>
    <style:style style:name="T2" style:family="text">
      <style:text-properties officeooo:rsid="00082fae"/>
    </style:style>
    <style:style style:name="T3" style:family="text">
      <style:text-properties officeooo:rsid="00122999"/>
    </style:style>
    <style:style style:name="T4" style:family="text">
      <style:text-properties officeooo:rsid="00127110"/>
    </style:style>
    <style:style style:name="T5" style:family="text">
      <style:text-properties officeooo:rsid="0012b0a6"/>
    </style:style>
    <style:style style:name="T6" style:family="text">
      <style:text-properties officeooo:rsid="0013eac1"/>
    </style:style>
    <style:style style:name="T7" style:family="text">
      <style:text-properties officeooo:rsid="00146d31"/>
    </style:style>
    <style:style style:name="T8" style:family="text">
      <style:text-properties fo:color="#000000" style:font-name="Consolas" fo:font-size="10pt" style:font-size-asian="10pt"/>
    </style:style>
    <style:style style:name="T9" style:family="text">
      <style:text-properties fo:color="#2a00ff" style:font-name="Consolas" fo:font-size="10pt" style:font-size-asian="10pt"/>
    </style:style>
    <style:style style:name="T10" style:family="text">
      <style:text-properties fo:color="#2a00ff" style:font-name="Consolas" fo:font-size="10pt" officeooo:rsid="00147db7" style:font-size-asian="10pt"/>
    </style:style>
    <style:style style:name="T11" style:family="text">
      <style:text-properties fo:color="#2a00ff" style:font-name="Consolas" fo:font-size="10pt" fo:font-style="italic" style:font-size-asian="10pt" style:font-style-asian="italic"/>
    </style:style>
    <style:style style:name="T12" style:family="text">
      <style:text-properties fo:color="#008080" style:font-name="Consolas" fo:font-size="10pt" style:font-size-asian="10pt"/>
    </style:style>
    <style:style style:name="T13" style:family="text">
      <style:text-properties fo:color="#3f7f7f"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fo:color="#7f007f" style:font-name="Consolas" fo:font-size="10pt" style:font-size-asian="10pt"/>
    </style:style>
    <style:style style:name="T16" style:family="text">
      <style:text-properties officeooo:rsid="00166707"/>
    </style:style>
    <style:style style:name="T17" style:family="text">
      <style:text-properties officeooo:rsid="00169403"/>
    </style:style>
    <style:style style:name="T18" style:family="text">
      <style:text-properties fo:color="#3f5fbf" style:font-name="Consolas" fo:font-size="10pt" style:font-size-asian="10pt"/>
    </style:style>
    <style:style style:name="T19" style:family="text">
      <style:text-properties officeooo:rsid="00183f0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ge-content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59cm" fo:text-indent="-0.635cm" fo:margin-left="3.45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94cm" fo:text-indent="-0.635cm" fo:margin-left="4.0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29cm" fo:text-indent="-0.635cm" fo:margin-left="4.72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64cm" fo:text-indent="-0.635cm" fo:margin-left="5.36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99cm" fo:text-indent="-0.635cm" fo:margin-left="5.9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34cm" fo:text-indent="-0.635cm" fo:margin-left="6.63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269cm" fo:text-indent="-0.635cm" fo:margin-left="7.2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04cm" fo:text-indent="-0.635cm" fo:margin-left="7.90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39cm" fo:text-indent="-0.635cm" fo:margin-left="8.53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74cm" fo:text-indent="-0.635cm" fo:margin-left="9.17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59cm" fo:text-indent="-0.635cm" fo:margin-left="3.45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94cm" fo:text-indent="-0.635cm" fo:margin-left="4.0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29cm" fo:text-indent="-0.635cm" fo:margin-left="4.72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64cm" fo:text-indent="-0.635cm" fo:margin-left="5.36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99cm" fo:text-indent="-0.635cm" fo:margin-left="5.9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34cm" fo:text-indent="-0.635cm" fo:margin-left="6.63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269cm" fo:text-indent="-0.635cm" fo:margin-left="7.26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04cm" fo:text-indent="-0.635cm" fo:margin-left="7.90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39cm" fo:text-indent="-0.635cm" fo:margin-left="8.53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74cm" fo:text-indent="-0.635cm" fo:margin-left="9.17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24cm" fo:text-indent="-0.635cm" fo:margin-left="11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59cm" fo:text-indent="-0.635cm" fo:margin-left="11.95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GoBack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elvetica_20_bold_20__2b__20_izquierda"><draw:frame draw:style-name="fr1" draw:name="Marco1" text:anchor-type="paragraph" svg:x="0.54cm" svg:y="0.843cm" svg:width="0.041cm" style:rel-width="100%" draw:z-index="6"><draw:text-box fo:min-height="0.041cm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16">P/.</text:p></table:table-cell><table:table-cell table:style-name="Tabla1.A1" office:value-type="string"><text:p text:style-name="titulo_20_proyecto"><text:title>icearchiva</text:title></text:p></table:table-cell></table:table-row><table:table-row table:style-name="Tabla1.2"><table:table-cell table:style-name="Tabla1.A1" office:value-type="string"><text:p text:style-name="P15">D/.</text:p></table:table-cell><table:table-cell table:style-name="Tabla1.A1" office:value-type="string"><text:p text:style-name="titulo_20_documento"><text:subject>Manual de integración</text:subject></text:p></table:table-cell></table:table-row></table:table></draw:text-box></draw:frame></text:p>
      <text:p text:style-name="P13"/>
      <text:p text:style-name="Helvetica_20__2b__20_izquierda"/>
      <text:p text:style-name="Helvetica_20_bold_20__2b__20_izquierda"/>
      <text:p text:style-name="Helvetica_20__2b__20_derecha"/>
      <text:p text:style-name="Helvetica_20__2b__20_izquierda"/>
      <text:p text:style-name="Helvetica_20__2b__20_derecha_20__2b_azul"/>
      <text:p text:style-name="Helvetica_20__2b__20_izquierda_20__2b__20_azul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4">Control documental</text:p>
      <text:p text:style-name="P11"/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4">Versión del documento</text:p>
          </table:table-cell>
          <table:table-cell table:style-name="Tabla6.A1" office:value-type="string">
            <text:p text:style-name="P4">Fecha</text:p>
          </table:table-cell>
          <table:table-cell table:style-name="Tabla6.A1" office:value-type="string">
            <text:p text:style-name="P5">Autor</text:p>
          </table:table-cell>
          <table:table-cell table:style-name="Tabla6.D1" office:value-type="string">
            <text:p text:style-name="P5">Modificaciones/Comentarios</text:p>
          </table:table-cell>
        </table:table-row>
        <table:table-row table:style-name="Tabla6.1">
          <table:table-cell table:style-name="Tabla6.A1" office:value-type="string">
            <text:p text:style-name="P6">1.0</text:p>
          </table:table-cell>
          <table:table-cell table:style-name="Tabla6.A1" office:value-type="string">
            <text:p text:style-name="P6"><text:span text:style-name="T2">2</text:span>8/10/201<text:span text:style-name="T2">3</text:span></text:p>
          </table:table-cell>
          <table:table-cell table:style-name="Tabla6.A1" office:value-type="string">
            <text:p text:style-name="P7"><text:span text:style-name="T1">k</text:span>eensoft</text:p>
            <text:p text:style-name="P8">http://www.keensoft.es</text:p>
          </table:table-cell>
          <table:table-cell table:style-name="Tabla6.D1" office:value-type="string">
            <text:p text:style-name="P7">Versión inicial del documento</text:p>
          </table:table-cell>
        </table:table-row>
      </table:table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30">Contenido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814_1263436028" text:style-name="Index_20_Link" text:visited-style-name="Index_20_Link">1/.Introducción<text:tab/>3</text:a></text:p>
          <text:p text:style-name="P31"><text:a xlink:type="simple" xlink:href="#__RefHeading__2759_1390794467" text:style-name="Index_20_Link" text:visited-style-name="Index_20_Link">2/.Frameworks utilizados<text:tab/>3</text:a></text:p>
          <text:p text:style-name="P31"><text:a xlink:type="simple" xlink:href="#__RefHeading__3024_1390794467" text:style-name="Index_20_Link" text:visited-style-name="Index_20_Link">3/.Generación de la solución<text:tab/>4</text:a></text:p>
          <text:p text:style-name="P31"><text:a xlink:type="simple" xlink:href="#__RefHeading__816_1263436028" text:style-name="Index_20_Link" text:visited-style-name="Index_20_Link">4/.Módulos de la aplicación<text:tab/>4</text:a></text:p>
          <text:p text:style-name="P31"><text:a xlink:type="simple" xlink:href="#__RefHeading__2761_1390794467" text:style-name="Index_20_Link" text:visited-style-name="Index_20_Link">4.1/.ice-web<text:tab/>4</text:a></text:p>
          <text:p text:style-name="P31"><text:a xlink:type="simple" xlink:href="#__RefHeading__2763_1390794467" text:style-name="Index_20_Link" text:visited-style-name="Index_20_Link">4.2/.ice-auth-filter<text:tab/>4</text:a></text:p>
          <text:p text:style-name="P31"><text:a xlink:type="simple" xlink:href="#__RefHeading__2765_1390794467" text:style-name="Index_20_Link" text:visited-style-name="Index_20_Link">4.3/.Ice-wsdl<text:tab/>4</text:a></text:p>
          <text:p text:style-name="P31"><text:a xlink:type="simple" xlink:href="#__RefHeading__2767_1390794467" text:style-name="Index_20_Link" text:visited-style-name="Index_20_Link">4.4/.Ice-webservice<text:tab/>4</text:a></text:p>
          <text:p text:style-name="P31"><text:a xlink:type="simple" xlink:href="#__RefHeading__2769_1390794467" text:style-name="Index_20_Link" text:visited-style-name="Index_20_Link">4.5/.Ice-tasks<text:tab/>4</text:a></text:p>
          <text:p text:style-name="P31"><text:a xlink:type="simple" xlink:href="#__RefHeading__2771_1390794467" text:style-name="Index_20_Link" text:visited-style-name="Index_20_Link">4.6/.Ice-cmis-client<text:tab/>4</text:a></text:p>
          <text:p text:style-name="P31"><text:a xlink:type="simple" xlink:href="#__RefHeading__2773_1390794467" text:style-name="Index_20_Link" text:visited-style-name="Index_20_Link">4.7/.Ice-commons<text:tab/>4</text:a></text:p>
          <text:p text:style-name="P31"><text:a xlink:type="simple" xlink:href="#__RefHeading__2775_1390794467" text:style-name="Index_20_Link" text:visited-style-name="Index_20_Link">4.8/.Ice-services<text:tab/>4</text:a></text:p>
          <text:p text:style-name="P31"><text:a xlink:type="simple" xlink:href="#__RefHeading__2777_1390794467" text:style-name="Index_20_Link" text:visited-style-name="Index_20_Link">4.8.1/.Ice-services.interface<text:tab/>4</text:a></text:p>
          <text:p text:style-name="P31"><text:a xlink:type="simple" xlink:href="#__RefHeading__2779_1390794467" text:style-name="Index_20_Link" text:visited-style-name="Index_20_Link">4.8.2/.Ice-services.lta.impl<text:tab/>5</text:a></text:p>
          <text:p text:style-name="P31"><text:a xlink:type="simple" xlink:href="#__RefHeading__2781_1390794467" text:style-name="Index_20_Link" text:visited-style-name="Index_20_Link">4.8.3/.Ice-services.aip.impl<text:tab/>5</text:a></text:p>
          <text:p text:style-name="P31"><text:a xlink:type="simple" xlink:href="#__RefHeading__2783_1390794467" text:style-name="Index_20_Link" text:visited-style-name="Index_20_Link">4.8.4/.Ice-services.tsa.impl<text:tab/>5</text:a></text:p>
          <text:p text:style-name="P31"><text:a xlink:type="simple" xlink:href="#__RefHeading__2785_1390794467" text:style-name="Index_20_Link" text:visited-style-name="Index_20_Link">4.8.5/.Ice-services.ks.jks<text:tab/>5</text:a></text:p>
          <text:p text:style-name="P31"><text:a xlink:type="simple" xlink:href="#__RefHeading__2787_1390794467" text:style-name="Index_20_Link" text:visited-style-name="Index_20_Link">4.8.6/.Ice-services.esign.dummy<text:tab/>5</text:a></text:p>
          <text:p text:style-name="P31"><text:a xlink:type="simple" xlink:href="#__RefHeading__2789_1390794467" text:style-name="Index_20_Link" text:visited-style-name="Index_20_Link">4.8.7/.Ice-services.search.dummy<text:tab/>5</text:a></text:p>
          <text:p text:style-name="P31"><text:a xlink:type="simple" xlink:href="#__RefHeading__2791_1390794467" text:style-name="Index_20_Link" text:visited-style-name="Index_20_Link">5/.Elección de componentes mediante profiles<text:tab/>5</text:a></text:p>
          <text:p text:style-name="P31"><text:a xlink:type="simple" xlink:href="#__RefHeading__2793_1390794467" text:style-name="Index_20_Link" text:visited-style-name="Index_20_Link">6/.Propiedades de configuración<text:tab/>6</text:a></text:p>
          <text:p text:style-name="P31"><text:a xlink:type="simple" xlink:href="#__RefHeading__2795_1390794467" text:style-name="Index_20_Link" text:visited-style-name="Index_20_Link">7/.Pruebas de la aplicación<text:tab/>6</text:a></text:p>
        </text:index-body>
      </text:table-of-content>
      <text:p text:style-name="Standard"><text:a xlink:type="simple" xlink:href="#_Toc365887789"/></text:p>
      <text:p text:style-name="P3"/>
      <text:list xml:id="list9199992687761390226" text:style-name="WWNum1">
        <text:list-item>
          <text:h text:style-name="P23" text:outline-level="1"><text:bookmark-start text:name="__RefHeading__814_1263436028"/>Introducción<text:bookmark-end text:name="__RefHeading__814_1263436028"/></text:h>
        </text:list-item>
      </text:list>
      <text:p text:style-name="P41">icearchiva es una aplicación de repositorio electrónico que tiene el cometido de almacenar la información de los expedientes del modo adecuado para que su validez legal permanezca en el tiempo.</text:p>
      <text:p text:style-name="P42">Tal como se establece en el ENS y ENI explícitamente en su capitulo X “Recuperación y conservación del documento electrónico”, así como en las NTI, se debe garantizar la preservación y la validez jurídica del documento electrónico a lo largo de su vida útil. Si el documento nace electrónico se tiene que preservar electrónicamente con las garantías mencionadas.</text:p>
      <text:p text:style-name="P42"/>
      <text:p text:style-name="P42">Un repositorio digital de larga duración se compone de diferentes sistemas integrados por una aplicación que provee el servicio, como es el caso de icearchiva.</text:p>
      <text:p text:style-name="P42">icearchiva gestiona todas las operaciones que debe facilitar un repositorio de larga duración de acuerdo al estándar LTAP y permite al integrador decidir qué sistemas o aplicaciones desea utilizar para cada uno de los difentes servicios.</text:p>
      <text:p text:style-name="P42"/>
      <text:p text:style-name="P42">Los servicios proporcionados por icearchiva son:</text:p>
      <text:list xml:id="list1485341551553089407" text:style-name="L3">
        <text:list-item>
          <text:p text:style-name="P43">Núcleo de repositorio y procesos automáticos de preservación.</text:p>
        </text:list-item>
        <text:list-item>
          <text:p text:style-name="P43">Servicios web para exponer las operaciones de repositorio de acuerdo al estándar LTAP.</text:p>
        </text:list-item>
        <text:list-item>
          <text:p text:style-name="P43">Autenticación.</text:p>
        </text:list-item>
        <text:list-item>
          <text:p text:style-name="P43">Acceso a repositorios CMIS.</text:p>
        </text:list-item>
        <text:list-item>
          <text:p text:style-name="P43">Soporte multi entidad. (Multitenancy)</text:p>
        </text:list-item>
        <text:list-item>
          <text:p text:style-name="P43">Conexión reduandante a TSA.</text:p>
        </text:list-item>
        <text:list-item>
          <text:p text:style-name="P43">Empaquetado en formato METS.</text:p>
        </text:list-item>
        <text:list-item>
          <text:p text:style-name="P43">Gestión de certificados mediante Java KeyStore.</text:p>
        </text:list-item>
        <text:list-item>
          <text:p text:style-name="P43">Gestión de procesos.</text:p>
        </text:list-item>
      </text:list>
      <text:p text:style-name="P42">Los servicios mínimos que se requieren son:</text:p>
      <text:list xml:id="list3657033701257406221" text:style-name="L4">
        <text:list-item>
          <text:p text:style-name="P44">Servicio de firma.</text:p>
        </text:list-item>
        <text:list-item>
          <text:p text:style-name="P44">Servicio de sellos de tiempo. (TSA)</text:p>
        </text:list-item>
        <text:list-item>
          <text:p text:style-name="P44">Repositorio CMIS.</text:p>
        </text:list-item>
        <text:list-item>
          <text:p text:style-name="P44">Servicio de indexación y búsqueda.</text:p>
        </text:list-item>
      </text:list>
      <text:p text:style-name="P42">pudiendo realizar nuevas implementaciones de los facilitados para adecuarse a las necesidades de la integración.</text:p>
      <text:p text:style-name="P42"/>
      <text:list xml:id="list5354159150145" text:continue-list="list9199992687761390226" text:style-name="WWNum1">
        <text:list-item>
          <text:h text:style-name="P21" text:outline-level="1"><text:bookmark-start text:name="__RefHeading__2759_1390794467"/>Frameworks utilizados<text:bookmark-end text:name="__RefHeading__2759_1390794467"/></text:h>
        </text:list-item>
      </text:list>
      <text:p text:style-name="Text_20_body"><text:tab/><text:tab/><text:span text:style-name="T17">Los frameworks utilizados y las diferentes versiones de los mismos pueden ser consultados en el archivo <text:tab/><text:tab/>'pom.xml' del componente raíz 'ice-modules'. Concretamente son:</text:span></text:p>
      <text:p text:style-name="P36"><text:span text:style-name="T8"><text:tab/><text:tab/></text:span></text:p>
      <text:p text:style-name="P36"><text:span text:style-name="T8"><text:tab/><text:tab/></text:span><text:span text:style-name="T18">&lt;!-- Dependencies versions --&gt;</text:span></text:p>
      <text:p text:style-name="P26"><text:span text:style-name="T8"><text:tab/><text:tab/></text:span><text:span text:style-name="T12">&lt;</text:span><text:span text:style-name="T13">springframework.version</text:span><text:span text:style-name="T12">&gt;</text:span><text:span text:style-name="T8">3.2.3.RELEASE</text:span><text:span text:style-name="T12">&lt;/</text:span><text:span text:style-name="T13">springframework.version</text:span><text:span text:style-name="T12">&gt;</text:span></text:p>
      <text:p text:style-name="P25"><text:span text:style-name="T8"><text:tab/><text:tab/></text:span><text:span text:style-name="T12">&lt;</text:span><text:span text:style-name="T13">slf4j.version</text:span><text:span text:style-name="T12">&gt;</text:span><text:span text:style-name="T8">1.6.1</text:span><text:span text:style-name="T12">&lt;/</text:span><text:span text:style-name="T13">slf4j.version</text:span><text:span text:style-name="T12">&gt;</text:span></text:p>
      <text:p text:style-name="P25"><text:span text:style-name="T8"><text:tab/><text:tab/></text:span><text:span text:style-name="T12">&lt;</text:span><text:span text:style-name="T13">slf4j-log4j12.version</text:span><text:span text:style-name="T12">&gt;</text:span><text:span text:style-name="T8">1.7.5</text:span><text:span text:style-name="T12">&lt;/</text:span><text:span text:style-name="T13">slf4j-log4j12.version</text:span><text:span text:style-name="T12">&gt;</text:span></text:p>
      <text:p text:style-name="P25"><text:span text:style-name="T8"><text:tab/><text:tab/></text:span><text:span text:style-name="T12">&lt;</text:span><text:span text:style-name="T13">log4j.version</text:span><text:span text:style-name="T12">&gt;</text:span><text:span text:style-name="T8">1.2.16</text:span><text:span text:style-name="T12">&lt;/</text:span><text:span text:style-name="T13">log4j.version</text:span><text:span text:style-name="T12">&gt;</text:span></text:p>
      <text:p text:style-name="P25"><text:soft-page-break/><text:span text:style-name="T8"><text:tab/><text:tab/></text:span><text:span text:style-name="T12">&lt;</text:span><text:span text:style-name="T13">junit.version</text:span><text:span text:style-name="T12">&gt;</text:span><text:span text:style-name="T8">4.11</text:span><text:span text:style-name="T12">&lt;/</text:span><text:span text:style-name="T13">junit.version</text:span><text:span text:style-name="T12">&gt;</text:span></text:p>
      <text:p text:style-name="P25"><text:span text:style-name="T8"><text:tab/><text:tab/></text:span><text:span text:style-name="T12">&lt;</text:span><text:span text:style-name="T13">jetty.version</text:span><text:span text:style-name="T12">&gt;</text:span><text:span text:style-name="T8">6.1.26</text:span><text:span text:style-name="T12">&lt;/</text:span><text:span text:style-name="T13">jetty.version</text:span><text:span text:style-name="T12">&gt;</text:span></text:p>
      <text:p text:style-name="P25"><text:span text:style-name="T8"><text:tab/><text:tab/></text:span><text:span text:style-name="T12">&lt;</text:span><text:span text:style-name="T13">cxf.version</text:span><text:span text:style-name="T12">&gt;</text:span><text:span text:style-name="T8">2.7.4</text:span><text:span text:style-name="T12">&lt;/</text:span><text:span text:style-name="T13">cxf.version</text:span><text:span text:style-name="T12">&gt;</text:span></text:p>
      <text:p text:style-name="P25"><text:span text:style-name="T8"><text:tab/><text:tab/></text:span><text:span text:style-name="T12">&lt;</text:span><text:span text:style-name="T13">wss4j.version</text:span><text:span text:style-name="T12">&gt;</text:span><text:span text:style-name="T8">1.6.10</text:span><text:span text:style-name="T12">&lt;/</text:span><text:span text:style-name="T13">wss4j.version</text:span><text:span text:style-name="T12">&gt;</text:span></text:p>
      <text:p text:style-name="P25"><text:span text:style-name="T8"><text:tab/><text:tab/></text:span><text:span text:style-name="T12">&lt;</text:span><text:span text:style-name="T13">bouncycastle.version</text:span><text:span text:style-name="T12">&gt;</text:span><text:span text:style-name="T8">1.46</text:span><text:span text:style-name="T12">&lt;/</text:span><text:span text:style-name="T13">bouncycastle.version</text:span><text:span text:style-name="T12">&gt;</text:span></text:p>
      <text:p text:style-name="P25"><text:span text:style-name="T8"><text:tab/> <text:s text:c="5"/></text:span><text:span text:style-name="T12">&lt;</text:span><text:span text:style-name="T13">opencmisVersion</text:span><text:span text:style-name="T12">&gt;</text:span><text:span text:style-name="T8">0.8.0</text:span><text:span text:style-name="T12">&lt;/</text:span><text:span text:style-name="T13">opencmisVersion</text:span><text:span text:style-name="T12">&gt;</text:span></text:p>
      <text:p text:style-name="P25"><text:span text:style-name="T8"><text:tab/> <text:s text:c="5"/></text:span><text:span text:style-name="T12">&lt;</text:span><text:span text:style-name="T13">opencmisBindingVersion</text:span><text:span text:style-name="T12">&gt;</text:span><text:span text:style-name="T8">0.8.0</text:span><text:span text:style-name="T12">&lt;/</text:span><text:span text:style-name="T13">opencmisBindingVersion</text:span><text:span text:style-name="T12">&gt;</text:span></text:p>
      <text:p text:style-name="Text_20_body"><text:span text:style-name="T17"><text:tab/></text:span></text:p>
      <text:list xml:id="list5354168134612" text:continue-numbering="true" text:style-name="WWNum1">
        <text:list-item>
          <text:h text:style-name="P22" text:outline-level="1"><text:bookmark-start text:name="__RefHeading__3024_1390794467"/>Generación de la solución<text:bookmark-end text:name="__RefHeading__3024_1390794467"/></text:h>
        </text:list-item>
      </text:list>
      <text:p text:style-name="P40"><text:tab/><text:tab/><text:span text:style-name="T19">La aplicación se genera mediante la herramienta MAVEN.</text:span></text:p>
      <text:p text:style-name="P40"><text:span text:style-name="T19"><text:tab/><text:tab/>Para generar el 'war' de icearchiva, ejecutar desde el raíz del proyecto:</text:span></text:p>
      <text:list xml:id="list6375125298983227587" text:style-name="L6">
        <text:list-header>
          <text:h text:style-name="P37" text:outline-level="3"><text:bookmark-start text:name="__RefHeading__3050_1390794467"/><text:span text:style-name="T19">mvn clean package -DskipTests=true -Ploc,tomcat</text:span><text:bookmark-end text:name="__RefHeading__3050_1390794467"/></text:h>
        </text:list-header>
      </text:list>
      <text:h text:style-name="P38" text:outline-level="3"><text:span text:style-name="T19"><text:tab/><text:tab/>Donde 'loc' es el entorno para el cual se cogerán los archivos de propiedades y 'tomcat' el servidor.</text:span></text:h>
      <text:list xml:id="list5354169150182" text:continue-list="list5354168134612" text:style-name="WWNum1">
        <text:list-item>
          <text:h text:style-name="P17" text:outline-level="1"><text:bookmark-start text:name="__RefHeading__816_1263436028"/>Módulos de la aplicación<text:bookmark-end text:name="__RefHeading__816_1263436028"/></text:h>
          <text:list>
            <text:list-item>
              <text:h text:style-name="P18" text:outline-level="1"><text:bookmark-start text:name="__RefHeading__2761_1390794467"/><text:span text:style-name="T3">i</text:span>ce-web<text:bookmark-end text:name="__RefHeading__2761_1390794467"/></text:h>
              <text:list>
                <text:list-item>
                  <text:list>
                    <text:list-header>
                      <text:p text:style-name="P32">Módulo que crea la aplicación web. Contiene el archivo de propiedades para todos los módulos.</text:p>
                    </text:list-header>
                  </text:list>
                </text:list-item>
              </text:list>
            </text:list-item>
            <text:list-item>
              <text:h text:style-name="P18" text:outline-level="1"><text:bookmark-start text:name="__RefHeading__2763_1390794467"/><text:span text:style-name="T3">i</text:span>ce-auth-filter<text:bookmark-end text:name="__RefHeading__2763_1390794467"/></text:h>
            </text:list-item>
          </text:list>
        </text:list-item>
      </text:list>
      <text:p text:style-name="Text_20_body"><text:tab/><text:tab/><text:tab/><text:span text:style-name="T3">Filtro de la aplicación web para acceso a las rutas de los webservices. Se facilita interfaz e <text:tab/><text:tab/><text:tab/><text:tab/>implementación dummy para poder personalizarlo.</text:span></text:p>
      <text:list xml:id="list5354170163331" text:continue-numbering="true" text:style-name="WWNum1">
        <text:list-item>
          <text:list>
            <text:list-item>
              <text:h text:style-name="P19" text:outline-level="1"><text:bookmark-start text:name="__RefHeading__2765_1390794467"/>Ice-wsdl<text:bookmark-end text:name="__RefHeading__2765_1390794467"/></text:h>
            </text:list-item>
          </text:list>
        </text:list-item>
      </text:list>
      <text:p text:style-name="P33"><text:tab/><text:tab/><text:tab/>Contiene el WSDL del servicio web.</text:p>
      <text:list xml:id="list5354170158691" text:continue-numbering="true" text:style-name="WWNum1">
        <text:list-item>
          <text:list>
            <text:list-item>
              <text:h text:style-name="P18" text:outline-level="1"><text:bookmark-start text:name="__RefHeading__2767_1390794467"/>Ice-webservice<text:bookmark-end text:name="__RefHeading__2767_1390794467"/></text:h>
            </text:list-item>
          </text:list>
        </text:list-item>
      </text:list>
      <text:p text:style-name="Text_20_body"><text:tab/><text:tab/><text:tab/><text:span text:style-name="T3">Contiene los web services que con los que icearchiva proporciona su servicio.</text:span></text:p>
      <text:list xml:id="list5354171162315" text:continue-numbering="true" text:style-name="WWNum1">
        <text:list-item>
          <text:list>
            <text:list-item>
              <text:h text:style-name="P19" text:outline-level="1"><text:bookmark-start text:name="__RefHeading__2769_1390794467"/>Ice-tasks<text:bookmark-end text:name="__RefHeading__2769_1390794467"/></text:h>
            </text:list-item>
          </text:list>
        </text:list-item>
      </text:list>
      <text:p text:style-name="Text_20_body"><text:tab/><text:tab/><text:tab/><text:span text:style-name="T4">Contiene las tareas de mantenimiento del repositorio.</text:span></text:p>
      <text:list xml:id="list5354171145709" text:continue-numbering="true" text:style-name="WWNum1">
        <text:list-item>
          <text:list>
            <text:list-item>
              <text:h text:style-name="P19" text:outline-level="1"><text:bookmark-start text:name="__RefHeading__2771_1390794467"/>Ice-cmis-client<text:bookmark-end text:name="__RefHeading__2771_1390794467"/></text:h>
            </text:list-item>
          </text:list>
        </text:list-item>
      </text:list>
      <text:p text:style-name="Text_20_body"><text:tab/><text:tab/><text:tab/><text:span text:style-name="T4">Contiene el cliente de acceso al servidor CMIS.</text:span></text:p>
      <text:list xml:id="list5354172142377" text:continue-numbering="true" text:style-name="WWNum1">
        <text:list-item>
          <text:list>
            <text:list-item>
              <text:h text:style-name="P19" text:outline-level="1"><text:bookmark-start text:name="__RefHeading__2773_1390794467"/>Ice-commons<text:bookmark-end text:name="__RefHeading__2773_1390794467"/></text:h>
            </text:list-item>
          </text:list>
        </text:list-item>
      </text:list>
      <text:p text:style-name="Text_20_body"><text:tab/><text:tab/><text:tab/><text:span text:style-name="T4">Contiene clases comunes al resto de módulos, como las encargadas de gestionar la <text:tab/><text:tab/><text:tab/><text:tab/><text:tab/>'Multientidad'.</text:span></text:p>
      <text:list xml:id="list5354172146044" text:continue-numbering="true" text:style-name="WWNum1">
        <text:list-item>
          <text:list>
            <text:list-item>
              <text:h text:style-name="P19" text:outline-level="1"><text:bookmark-start text:name="__RefHeading__2775_1390794467"/>Ice-services<text:bookmark-end text:name="__RefHeading__2775_1390794467"/></text:h>
            </text:list-item>
          </text:list>
        </text:list-item>
      </text:list>
      <text:p text:style-name="Text_20_body"><text:tab/><text:tab/><text:tab/><text:span text:style-name="T4">Contiene los servicios propiamente de repositorio LTA.</text:span></text:p>
      <text:list xml:id="list5354173143455" text:continue-numbering="true" text:style-name="WWNum1">
        <text:list-item>
          <text:list>
            <text:list-item>
              <text:list>
                <text:list-item>
                  <text:h text:style-name="P19" text:outline-level="1"><text:bookmark-start text:name="__RefHeading__2777_1390794467"/>Ice-services.interface<text:bookmark-end text:name="__RefHeading__2777_1390794467"/></text:h>
                </text:list-item>
              </text:list>
            </text:list-item>
          </text:list>
        </text:list-item>
      </text:list>
      <text:p text:style-name="Text_20_body"><text:tab/><text:tab/><text:tab/><text:tab/><text:span text:style-name="T4">Contiene los interfaces que se deben implementar para generar el nucleo de la <text:tab/><text:tab/><text:tab/><text:tab/><text:tab/><text:tab/>aplicación:</text:span></text:p>
      <text:list xml:id="list7263544174301417093" text:style-name="L5">
        <text:list-item>
          <text:p text:style-name="P34"><text:soft-page-break/>AIPService – Servicio de empaquetado de la importamación.</text:p>
        </text:list-item>
        <text:list-item>
          <text:p text:style-name="P34">ESignService – Servicio de firma.</text:p>
        </text:list-item>
        <text:list-item>
          <text:p text:style-name="P34">KeyStoreService – Servicio de almacenamiento de certificados.</text:p>
        </text:list-item>
        <text:list-item>
          <text:p text:style-name="P34">LtaService – Servicio de archivo longevo.</text:p>
        </text:list-item>
        <text:list-item>
          <text:p text:style-name="P34">SearchService – Servicio de búsqueda .</text:p>
        </text:list-item>
        <text:list-item>
          <text:p text:style-name="P34">TsaService – Servicio de sellos de tiempo.</text:p>
        </text:list-item>
      </text:list>
      <text:list xml:id="list5354175141324" text:continue-list="list5354173143455" text:style-name="WWNum1">
        <text:list-item>
          <text:list>
            <text:list-item>
              <text:list>
                <text:list-item>
                  <text:h text:style-name="P19" text:outline-level="1"><text:bookmark-start text:name="__RefHeading__2779_1390794467"/>Ice-services.lta.impl<text:bookmark-end text:name="__RefHeading__2779_1390794467"/></text:h>
                </text:list-item>
              </text:list>
            </text:list-item>
          </text:list>
        </text:list-item>
      </text:list>
      <text:p text:style-name="P35"><text:tab/><text:tab/><text:tab/><text:tab/><text:span text:style-name="T5">Implementación facilitada para el servicio de archivo longevo.</text:span></text:p>
      <text:list xml:id="list5354175147766" text:continue-numbering="true" text:style-name="WWNum1">
        <text:list-item>
          <text:list>
            <text:list-item>
              <text:list>
                <text:list-item>
                  <text:h text:style-name="P19" text:outline-level="1"><text:bookmark-start text:name="__RefHeading__2781_1390794467"/>Ice-services.aip.impl<text:bookmark-end text:name="__RefHeading__2781_1390794467"/></text:h>
                </text:list-item>
              </text:list>
            </text:list-item>
          </text:list>
        </text:list-item>
      </text:list>
      <text:p text:style-name="Text_20_body"><text:tab/><text:tab/><text:tab/><text:tab/><text:span text:style-name="T5">Implementación facilitada para el empaquetado de los paquetes. Se utiliza el estandard <text:tab/><text:tab/><text:tab/><text:tab/>METS.</text:span></text:p>
      <text:list xml:id="list5354176135320" text:continue-numbering="true" text:style-name="WWNum1">
        <text:list-item>
          <text:list>
            <text:list-item>
              <text:list>
                <text:list-item>
                  <text:h text:style-name="P20" text:outline-level="1"><text:bookmark-start text:name="__RefHeading__2783_1390794467"/>Ice-services.tsa.impl<text:bookmark-end text:name="__RefHeading__2783_1390794467"/></text:h>
                </text:list-item>
              </text:list>
            </text:list-item>
          </text:list>
        </text:list-item>
      </text:list>
      <text:p text:style-name="Text_20_body"><text:tab/><text:tab/><text:tab/><text:tab/><text:span text:style-name="T6">Implementación facilitada para consulta de TSAs para la obtención de sellos de tiempo.</text:span></text:p>
      <text:list xml:id="list5354176147332" text:continue-numbering="true" text:style-name="WWNum1">
        <text:list-item>
          <text:list>
            <text:list-item>
              <text:list>
                <text:list-item>
                  <text:h text:style-name="P20" text:outline-level="1"><text:bookmark-start text:name="__RefHeading__2785_1390794467"/>Ice-services.ks.jks<text:bookmark-end text:name="__RefHeading__2785_1390794467"/></text:h>
                </text:list-item>
              </text:list>
            </text:list-item>
          </text:list>
        </text:list-item>
      </text:list>
      <text:p text:style-name="Text_20_body"><text:tab/><text:tab/><text:tab/><text:tab/><text:span text:style-name="T6">Implementación facilitada para la gestión de certificados mediante un keystore de Java.</text:span></text:p>
      <text:list xml:id="list5354176152189" text:continue-numbering="true" text:style-name="WWNum1">
        <text:list-item>
          <text:list>
            <text:list-item>
              <text:list>
                <text:list-item>
                  <text:h text:style-name="P19" text:outline-level="1"><text:bookmark-start text:name="__RefHeading__2787_1390794467"/>Ice-services.esign.dummy<text:bookmark-end text:name="__RefHeading__2787_1390794467"/></text:h>
                </text:list-item>
              </text:list>
            </text:list-item>
          </text:list>
        </text:list-item>
      </text:list>
      <text:p text:style-name="Text_20_body"><text:tab/><text:tab/><text:tab/><text:tab/><text:span text:style-name="T6">Implementación de firma vacía. Deberá generarse la implementación apropiada para el <text:tab/><text:tab/><text:tab/><text:tab/>sistema de firma que se desee usar.</text:span></text:p>
      <text:list xml:id="list5354177136585" text:continue-numbering="true" text:style-name="WWNum1">
        <text:list-item>
          <text:list>
            <text:list-item>
              <text:list>
                <text:list-item>
                  <text:h text:style-name="P19" text:outline-level="1"><text:bookmark-start text:name="__RefHeading__2789_1390794467"/>Ice-services.search.dummy<text:bookmark-end text:name="__RefHeading__2789_1390794467"/></text:h>
                </text:list-item>
              </text:list>
            </text:list-item>
          </text:list>
        </text:list-item>
      </text:list>
      <text:p text:style-name="Text_20_body"><text:tab/><text:tab/><text:tab/><text:tab/><text:span text:style-name="T6">Implementación de servicios de búsqueda vacía. Deberá generarse la implementación <text:tab/><text:tab/><text:tab/><text:tab/>apropiada para el servicio de indexación y búsqueda que se desee usar.</text:span></text:p>
      <text:list xml:id="list5354177132842" text:continue-numbering="true" text:style-name="WWNum1">
        <text:list-item>
          <text:h text:style-name="P17" text:outline-level="1"><text:bookmark-start text:name="__RefHeading__2791_1390794467"/>Elección de componentes mediante profiles<text:bookmark-end text:name="__RefHeading__2791_1390794467"/></text:h>
        </text:list-item>
      </text:list>
      <text:p text:style-name="Text_20_body"><text:tab/><text:tab/><text:span text:style-name="T7">Para la selección de los componentes que formarán parte de la aplicación, se deben informar estos en el <text:tab/><text:tab/>archivo 'spring-profiles.properties' del módulo 'ice-web'. Por ejemplo:</text:span></text:p>
      <text:p text:style-name="Standard"><text:span text:style-name="T8"><text:tab/><text:tab/><text:tab/>spring.profiles=</text:span><text:span text:style-name="T9">auth-</text:span><text:span text:style-name="T10">dummy</text:span><text:span text:style-name="T9">,esign-</text:span><text:span text:style-name="T10">dummy</text:span><text:span text:style-name="T9">,task-</text:span><text:span text:style-name="T10">java</text:span><text:span text:style-name="T9">,ks-</text:span><text:span text:style-name="T10">local</text:span><text:span text:style-name="T9">,search-</text:span><text:span text:style-name="T10">dummy</text:span></text:p>
      <text:p text:style-name="Text_20_body"><text:span text:style-name="T7"/></text:p>
      <text:p text:style-name="Text_20_body"><text:span text:style-name="T7"><text:tab/><text:tab/>La definición del profile al que pertenece cada uno de los componentes se hace en la definición del Bean <text:tab/><text:tab/>de Spring de cada uno de los módulos. Por ejemplo, en el módulo 'ice-services.search.dummy':</text:span></text:p>
      <text:p text:style-name="Text_20_body"><text:span text:style-name="T7"><text:tab/><text:tab/><text:tab/></text:span><text:span text:style-name="T12">&lt;?</text:span><text:span text:style-name="T13">xml</text:span><text:span text:style-name="T14"> </text:span><text:span text:style-name="T15">version</text:span><text:span text:style-name="T8">=</text:span><text:span text:style-name="T11">'1.0'</text:span><text:span text:style-name="T14"> </text:span><text:span text:style-name="T15">encoding</text:span><text:span text:style-name="T8">=</text:span><text:span text:style-name="T11">'UTF-8'</text:span><text:span text:style-name="T12">?&gt;</text:span></text:p>
      <text:p text:style-name="P27"><text:span text:style-name="T12">&lt;</text:span><text:span text:style-name="T13">beans</text:span><text:span text:style-name="T14"> </text:span><text:span text:style-name="T15">xmlns</text:span><text:span text:style-name="T8">=</text:span><text:span text:style-name="T11">"http://www.springframework.org/schema/beans"</text:span></text:p>
      <text:p text:style-name="P28"><text:span text:style-name="T14"><text:tab/></text:span><text:span text:style-name="T15">xmlns:xsi</text:span><text:span text:style-name="T8">=</text:span><text:span text:style-name="T11">"http://www.w3.org/2001/XMLSchema-instance"</text:span></text:p>
      <text:p text:style-name="P28"><text:span text:style-name="T14"><text:tab/></text:span><text:span text:style-name="T15">xsi:schemaLocation</text:span><text:span text:style-name="T8">=</text:span><text:span text:style-name="T11">"</text:span></text:p>
      <text:p text:style-name="P28"><text:span text:style-name="T11"><text:tab/><text:tab/>http://www.springframework.org/schema/beans <text:tab/><text:tab/><text:tab/><text:tab/><text:tab/>http://www.springframework.org/schema/beans/spring-beans.xsd"</text:span><text:span text:style-name="T12">&gt;</text:span></text:p>
      <text:p text:style-name="P29"/>
      <text:p text:style-name="P28"><text:span text:style-name="T8"><text:tab/></text:span><text:span text:style-name="T12">&lt;</text:span><text:span text:style-name="T13">beans</text:span><text:span text:style-name="T14"> </text:span><text:span text:style-name="T15">profile</text:span><text:span text:style-name="T8">=</text:span><text:span text:style-name="T11">"search-dummy"</text:span><text:span text:style-name="T12">&gt;</text:span><text:span text:style-name="T8"><text:tab/></text:span></text:p>
      <text:p text:style-name="P28"><text:span text:style-name="T8"><text:tab/><text:tab/></text:span><text:span text:style-name="T12">&lt;</text:span><text:span text:style-name="T13">bean</text:span><text:span text:style-name="T14"> </text:span><text:span text:style-name="T15">id</text:span><text:span text:style-name="T8">=</text:span><text:span text:style-name="T11">"searchService"</text:span><text:span text:style-name="T14"> </text:span><text:span text:style-name="T15">class</text:span><text:span text:style-name="T8">=</text:span><text:span text:style-name="T11">"org.icearchiva.lta.service.search.DummySearchService"</text:span><text:span text:style-name="T14"> </text:span><text:span text:style-name="T12">/&gt;</text:span><text:span text:style-name="T8"><text:tab/><text:tab/></text:span></text:p>
      <text:p text:style-name="P28"><text:span text:style-name="T8"><text:tab/></text:span><text:span text:style-name="T12">&lt;/</text:span><text:span text:style-name="T13">beans</text:span><text:span text:style-name="T12">&gt;</text:span></text:p>
      <text:p text:style-name="P28"><text:span text:style-name="T8"><text:tab/></text:span></text:p>
      <text:p text:style-name="P28"><text:soft-page-break/><text:span text:style-name="T12">&lt;/</text:span><text:span text:style-name="T13">beans</text:span><text:span text:style-name="T12">&gt;</text:span></text:p>
      <text:p text:style-name="Text_20_body"><text:span text:style-name="T7"/></text:p>
      <text:list xml:id="list5354184145383" text:continue-numbering="true" text:style-name="WWNum1">
        <text:list-item>
          <text:h text:style-name="P17" text:outline-level="1"><text:bookmark-start text:name="__RefHeading__2793_1390794467"/>Propiedades de configuración<text:bookmark-end text:name="__RefHeading__2793_1390794467"/></text:h>
        </text:list-item>
      </text:list>
      <text:p text:style-name="Text_20_body"><text:tab/><text:tab/><text:span text:style-name="T16">Las propiedades de configuración de cada uno de los módulos se incluyen todas en el archivo 'ice-<text:tab/><text:tab/>archiva.properties' del componente 'ice-web'.</text:span></text:p>
      <text:list xml:id="list5354185145281" text:continue-numbering="true" text:style-name="WWNum1">
        <text:list-item>
          <text:h text:style-name="P17" text:outline-level="1"><text:bookmark-start text:name="__RefHeading__2795_1390794467"/>Pruebas de la aplicación<text:bookmark-end text:name="__RefHeading__2795_1390794467"/></text:h>
        </text:list-item>
      </text:list>
      <text:p text:style-name="Text_20_body"><text:tab/><text:tab/><text:span text:style-name="T17">En el componente 'ice-web' se dispone de clases de TEST para probar la combinación de <text:tab/><text:tab/><text:tab/>implementaciones seleccion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Calibri, Helvetica, Arial, sans-serif"/>
    <style:font-face style:name="Mangal1" svg:font-family="Mangal"/>
    <style:font-face style:name="Myriad Pro" svg:font-family="'Myriad Pro', Calibri, Helvetica, Arial, sans-serif"/>
    <style:font-face style:name="inherit" svg:font-family="inherit"/>
    <style:font-face style:name="Consolas" svg:font-family="Consolas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nsolas1" svg:font-family="Consolas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393939" style:font-name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6pt" fo:font-weight="bold" style:letter-kerning="true" style:font-size-asian="16pt" style:font-weight-asian="bold" style:font-name-complex="Arial3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4pt" fo:font-weight="bold" style:font-size-asian="14pt" style:font-weight-asian="bold" style:font-name-complex="Arial3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3pt" fo:font-weight="bold" style:font-size-asian="13pt" style:font-weight-asian="bold" style:font-name-complex="Arial3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/>
    </style:style>
    <style:style style:name="Helvetica_20__2b__20_derecha_20__2b_azul" style:display-name="Helvetica + derecha +azul" style:family="paragraph" style:default-outline-level="">
      <style:text-properties fo:color="#5ec6f2"/>
    </style:style>
    <style:style style:name="Helvetica_20_bold_20__2b__20_izquierda" style:display-name="Helvetica bold + izquierda" style:family="paragraph" style:default-outline-level="">
      <style:paragraph-properties fo:text-align="start" style:justify-single-word="false"/>
    </style:style>
    <style:style style:name="Helvetica_20__2b__20_derecha" style:display-name="Helvetica + derecha" style:family="paragraph" style:parent-style-name="Standard" style:default-outline-level="">
      <style:paragraph-properties fo:text-align="end" style:justify-single-word="false"/>
      <style:text-properties style:font-name="Helvetica" style:font-weight-complex="bold"/>
    </style:style>
    <style:style style:name="Helvetica_20_bold_20__2b__20_derecha" style:display-name="Helvetica bold + derecha" style:family="paragraph" style:parent-style-name="Standard" style:default-outline-level="">
      <style:paragraph-properties fo:text-align="end" style:justify-single-word="false"/>
      <style:text-properties style:font-name="Helvetica" fo:font-weight="bold" style:font-weight-asian="bold" style:font-size-complex="10pt" style:font-weight-complex="bold"/>
    </style:style>
    <style:style style:name="Helvetica_20__2b__20_izquierda" style:display-name="Helvetica + izquierda" style:family="paragraph" style:parent-style-name="Helvetica_20__2b__20_derecha" style:default-outline-level="">
      <style:paragraph-properties fo:text-align="start" style:justify-single-word="false"/>
    </style:style>
    <style:style style:name="Helvetica_20__2b__20_izquierda_20__2b__20_azul" style:display-name="Helvetica + izquierda + azul" style:family="paragraph" style:parent-style-name="Helvetica_20__2b__20_derecha_20__2b_azul" style:default-outline-level="">
      <style:paragraph-properties fo:text-align="start" style:justify-single-word="false"/>
    </style:style>
    <style:style style:name="titulo_20_proyecto_20_-_20_bullet" style:display-name="titulo proyecto - bullet" style:family="paragraph" style:parent-style-name="Helvetica_20__2b__20_derecha_20__2b_azul" style:default-outline-level="">
      <style:text-properties fo:color="#ffffff" fo:font-size="16pt" fo:font-weight="bold" style:font-size-asian="16pt" style:font-weight-asian="bold"/>
    </style:style>
    <style:style style:name="titulo_20_documento_20_-_20_bullet" style:display-name="titulo documento - bullet" style:family="paragraph" style:parent-style-name="titulo_20_proyecto_20_-_20_bullet" style:default-outline-level="">
      <style:text-properties fo:font-size="24pt" style:font-size-asian="24pt"/>
    </style:style>
    <style:style style:name="titulo_20_proyecto" style:display-name="titulo proyecto" style:family="paragraph" style:parent-style-name="titulo_20_proyecto_20_-_20_bullet" style:default-outline-level="">
      <style:paragraph-properties fo:text-align="start" style:justify-single-word="false"/>
      <style:text-properties fo:color="#393939"/>
    </style:style>
    <style:style style:name="titulo_20_documento" style:display-name="titulo documento" style:family="paragraph" style:parent-style-name="titulo_20_documento_20_-_20_bullet" style:default-outline-level="">
      <style:paragraph-properties fo:text-align="start" style:justify-single-word="false"/>
      <style:text-properties fo:color="#393939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becera_20_bullet_20_proyecto" style:display-name="cabecera bullet proyecto" style:family="paragraph" style:parent-style-name="Header" style:default-outline-level="">
      <style:paragraph-properties fo:text-align="end" style:justify-single-word="false"/>
      <style:text-properties fo:color="#5ec6f2" style:font-name="Helvetica" fo:font-weight="bold" style:font-weight-asian="bold"/>
    </style:style>
    <style:style style:name="cabecera_20_proyecto" style:display-name="cabecera proyecto" style:family="paragraph" style:default-outline-level="">
      <style:paragraph-properties fo:orphans="2" fo:widows="2" style:writing-mode="lr-tb"/>
      <style:text-properties style:font-name="Helvetica" fo:font-size="12pt" fo:font-weight="bold" style:font-size-asian="12pt" style:font-weight-asian="bold" style:font-size-complex="12pt"/>
    </style:style>
    <style:style style:name="cabecera_20_documento" style:display-name="cabecera documento" style:family="paragraph" style:parent-style-name="cabecera_20_proyecto" style:default-outline-level="">
      <style:text-properties fo:font-size="14pt" style:font-size-asian="14pt"/>
    </style:style>
    <style:style style:name="cabecera_20_bullet_20_documento" style:display-name="cabecera bullet documento" style:family="paragraph" style:parent-style-name="cabecera_20_bullet_20_proyecto" style:default-outline-level="">
      <style:text-properties fo:font-size="14pt" style:font-size-asian="14pt"/>
    </style:style>
    <style:style style:name="normal_20_nivel_20_3" style:display-name="normal nivel 3" style:family="paragraph" style:parent-style-name="Standard" style:default-outline-level="3" style:list-style-name="">
      <style:paragraph-properties fo:margin-left="3cm" fo:margin-right="1cm" fo:margin-top="0cm" fo:margin-bottom="0.635cm" style:contextual-spacing="false" fo:text-indent="0cm" style:auto-text-indent="false"/>
    </style:style>
    <style:style style:name="normal_20_nivel_20_2" style:display-name="normal nivel 2" style:family="paragraph" style:parent-style-name="Standard" style:default-outline-level="">
      <style:paragraph-properties fo:margin-left="2.635cm" fo:margin-right="1cm" fo:margin-top="0cm" fo:margin-bottom="0.423cm" style:contextual-spacing="false" fo:text-indent="0cm" style:auto-text-indent="false"/>
    </style:style>
    <style:style style:name="normal_20_nivel_20_1" style:display-name="normal nivel 1" style:family="paragraph" style:parent-style-name="Standard" style:default-outline-level="">
      <style:paragraph-properties fo:margin-left="1cm" fo:margin-right="1cm" fo:margin-top="0cm" fo:margin-bottom="0.423cm" style:contextual-spacing="false" fo:text-indent="0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.953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1.588cm" fo:margin-right="1.221cm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/>
    </style:style>
    <style:style style:name="Contents_20_3" style:display-name="Contents 3" style:family="paragraph" style:parent-style-name="Standard" style:default-outline-level="" style:class="index">
      <style:paragraph-properties fo:margin-left="1.905cm" fo:margin-right="2.173cm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endnote_20_text" style:display-name="endnote text" style:family="paragraph" style:parent-style-name="Standard" style:default-outline-level="">
      <style:text-properties style:font-size-complex="10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Contents_20_Heading" style:display-name="Contents Heading" style:family="paragraph" style:parent-style-name="Heading_20_1" style:default-outline-level="" style:class="index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padding="0cm" fo:border="none"/>
      <style:text-properties fo:color="#365f91" style:font-name="Cambria" fo:font-size="14pt" style:letter-kerning="false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style:contextual-spacing="false" fo:text-align="start" style:justify-single-word="false"/>
      <style:text-properties fo:color="#00000a" style:font-name="Times New Roman" fo:font-size="12pt" style:font-size-asian="12pt"/>
    </style:style>
    <style:style style:name="sdfootnote" style:family="paragraph" style:parent-style-name="Standard" style:default-outline-level="">
      <style:paragraph-properties fo:margin-left="0.501cm" fo:margin-right="0cm" fo:margin-top="0.049cm" fo:margin-bottom="0cm" style:contextual-spacing="false" fo:text-align="start" style:justify-single-word="false" fo:text-indent="-0.501cm" style:auto-text-indent="false"/>
      <style:text-properties fo:color="#00000a" style:font-name="Times New Roman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Subtitle" style:family="paragraph" style:parent-style-name="Heading" style:class="chapter"/>
    <style:style style:name="Title" style:family="paragraph" style:parent-style-name="Heading" style:class="chapter"/>
    <style:style style:name="Quotations" style:family="paragraph" style:parent-style-name="Standard" style:class="html"/>
    <style:style style:name="Código" style:family="paragraph" style:parent-style-name="normal_20_nivel_20_3">
      <style:paragraph-properties fo:margin-top="0cm" fo:margin-bottom="0cm" style:contextual-spacing="false" fo:text-align="start" style:justify-single-word="false" fo:background-color="#e6e6e6">
        <style:background-image/>
      </style:paragraph-properties>
    </style:style>
    <style:style style:name="Default_20_Paragraph_20_Font" style:display-name="Default Paragraph Font" style:family="text"/>
    <style:style style:name="Helvetica_20__2b__20_derecha_20_Car" style:display-name="Helvetica + derecha Car" style:family="text" style:parent-style-name="Default_20_Paragraph_20_Font">
      <style:text-properties fo:color="#393939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Helvetica_20__2b__20_derecha_20__2b_azul_20_Car" style:display-name="Helvetica + derecha +azul Car" style:family="text" style:parent-style-name="Helvetica_20__2b__20_derecha_20_Car">
      <style:text-properties fo:color="#5ec6f2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Helvetica_20__2b__20_izquierda_20__2b__20_azul_20_Car" style:display-name="Helvetica + izquierda + azul Car" style:family="text" style:parent-style-name="Helvetica_20__2b__20_derecha_20__2b_azul_20_Car">
      <style:text-properties fo:color="#5ec6f2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ar" style:display-name="Título 1 Car" style:family="text" style:parent-style-name="Default_20_Paragraph_20_Font">
      <style:text-properties fo:color="#5ec6f2" style:font-name="Arial1" fo:font-size="16pt" fo:font-weight="bold" style:letter-kerning="true" style:font-size-asian="16pt" style:font-weight-asian="bold" style:font-name-complex="Arial3" style:font-size-complex="16pt" style:font-weight-complex="bold"/>
    </style:style>
    <style:style style:name="Texto_20_de_20_globo_20_Car" style:display-name="Texto de globo Car" style:family="text" style:parent-style-name="Default_20_Paragraph_20_Font">
      <style:text-properties fo:color="#393939" style:font-name="Tahoma" fo:font-size="8pt" style:font-size-asian="8pt" style:font-name-complex="Tahoma1" style:font-size-complex="8pt"/>
    </style:style>
    <style:style style:name="Texto_20_nota_20_al_20_final_20_Car" style:display-name="Texto nota al final Car" style:family="text" style:parent-style-name="Default_20_Paragraph_20_Font">
      <style:text-properties fo:color="#393939" style:font-name="Arial1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color="#393939" style:font-name="Arial1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ítulo_20_3_20_Car" style:display-name="Título 3 Car" style:family="text" style:parent-style-name="Default_20_Paragraph_20_Font">
      <style:text-properties fo:color="#5ec6f2" style:font-name="Arial1" fo:font-size="13pt" fo:font-weight="bold" style:font-size-asian="13pt" style:font-weight-asian="bold" style:font-name-complex="Arial3" style:font-size-complex="13pt" style:font-weight-complex="bold"/>
    </style:style>
    <style:style style:name="Título_20_2_20_Car" style:display-name="Título 2 Car" style:family="text" style:parent-style-name="Default_20_Paragraph_20_Font">
      <style:text-properties fo:color="#5ec6f2" style:font-name="Arial1" fo:font-size="14pt" fo:font-weight="bold" style:font-size-asian="14pt" style:font-weight-asian="bold" style:font-name-complex="Arial3" style:font-size-complex="14pt" style:font-style-complex="italic" style:font-weight-complex="bold"/>
    </style:style>
    <style:style style:name="system-pagebreak" style:family="text" style:parent-style-name="Default_20_Paragraph_20_Font"/>
    <style:style style:name="hps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style:font-name="Cambria" fo:font-style="italic" fo:font-weight="bold" style:font-style-asian="italic" style:font-weight-asian="bold" style:font-size-complex="12pt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style:font-size-complex="12pt"/>
    </style:style>
    <style:style style:name="ListLabel_20_1" style:display-name="ListLabel 1" style:family="text">
      <style:text-properties fo:color="#393939" fo:font-size="14pt" style:font-size-asian="14pt" style:font-size-complex="14pt"/>
    </style:style>
    <style:style style:name="ListLabel_20_2" style:display-name="ListLabel 2" style:family="text">
      <style:text-properties fo:color="#393939" fo:font-size="12pt" style:font-size-asian="12pt" style:font-size-complex="12pt"/>
    </style:style>
    <style:style style:name="ListLabel_20_3" style:display-name="ListLabel 3" style:family="text">
      <style:text-properties fo:color="#393939" fo:font-size="11pt" style:font-size-asian="11pt" style:font-size-complex="11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Courier New1"/>
    </style:style>
    <style:style style:name="ListLabel_20_6" style:display-name="ListLabel 6" style:family="text">
      <style:text-properties style:font-name-asian="Times New Roman1" style:font-name-complex="Arial3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/." style:num-format="1">
        <style:list-level-properties text:list-level-position-and-space-mode="label-alignment">
          <style:list-level-label-alignment text:label-followed-by="space" fo:text-indent="-1.501cm" fo:margin-left="2.771cm"/>
        </style:list-level-properties>
      </text:list-level-style-number>
      <text:list-level-style-number text:level="2" text:style-name="ListLabel_20_2" style:num-suffix="/." style:num-format="1" text:display-levels="2">
        <style:list-level-properties text:list-level-position-and-space-mode="label-alignment">
          <style:list-level-label-alignment text:label-followed-by="space" fo:text-indent="-2.501cm" fo:margin-left="4.771cm"/>
        </style:list-level-properties>
      </text:list-level-style-number>
      <text:list-level-style-number text:level="3" text:style-name="ListLabel_20_3" style:num-suffix="/." style:num-format="1" text:display-levels="3">
        <style:list-level-properties text:list-level-position-and-space-mode="label-alignment">
          <style:list-level-label-alignment text:label-followed-by="space" fo:text-indent="-3.501cm" fo:margin-left="6.7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62cm" fo:text-indent="-1.143cm" fo:margin-left="3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89cm" fo:text-indent="-0.272cm" fo:margin-left="4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16cm" fo:text-indent="-2.261cm" fo:margin-left="5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71cm" fo:text-indent="-1.905cm" fo:margin-left="6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335cm" fo:text-indent="-2.159cm" fo:margin-left="7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605cm" fo:text-indent="-2.54cm" fo:margin-left="8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111cm" fo:margin-left="3.016cm"/>
        </style:list-level-properties>
      </text:list-level-style-number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979cm" fo:margin-left="0.9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979cm" fo:margin-left="1.9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9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5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9.5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8.821cm" fo:margin-left="0.002cm" fo:margin-top="0cm" fo:margin-bottom="0cm" table:align="left" style:writing-mode="lr-tb"/>
    </style:style>
    <style:style style:name="Tabla3.A" style:family="table-column">
      <style:table-column-properties style:column-width="5.001cm"/>
    </style:style>
    <style:style style:name="Tabla3.B" style:family="table-column">
      <style:table-column-properties style:column-width="9.5cm"/>
    </style:style>
    <style:style style:name="Tabla3.C" style:family="table-column">
      <style:table-column-properties style:column-width="4.3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none"/>
    </style:style>
    <style:style style:name="Tabla3.3" style:family="table-row">
      <style:table-row-properties style:min-row-height="0.189cm" fo:keep-together="auto"/>
    </style:style>
    <style:style style:name="Tabla3.A3" style:family="table-cell">
      <style:table-cell-properties fo:padding-left="0.191cm" fo:padding-right="0.191cm" fo:padding-top="0cm" fo:padding-bottom="0cm" fo:border-left="none" fo:border-right="none" fo:border-top="none" fo:border-bottom="1.5pt solid #5ec6f2"/>
    </style:style>
    <style:style style:name="Tabla4" style:family="table">
      <style:table-properties style:width="19.001cm" style:rel-width="100%" fo:margin-left="0.002cm" fo:margin-top="0cm" fo:margin-bottom="0cm" table:align="left"/>
    </style:style>
    <style:style style:name="Tabla4.A" style:family="table-column">
      <style:table-column-properties style:column-width="9.405cm" style:rel-column-width="32439*"/>
    </style:style>
    <style:style style:name="Tabla4.B" style:family="table-column">
      <style:table-column-properties style:column-width="9.596cm" style:rel-column-width="33095*"/>
    </style:style>
    <style:style style:name="Tabla4.1" style:family="table-row">
      <style:table-row-properties style:min-row-height="0.97cm" fo:keep-together="auto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rel-width="100%" fo:margin-left="0.002cm" fo:margin-top="0cm" fo:margin-bottom="0cm" table:align="left" style:writing-mode="lr-tb"/>
    </style:style>
    <style:style style:name="Tabla5.A" style:family="table-column">
      <style:table-column-properties style:rel-column-width="65535*"/>
    </style:style>
    <style:style style:name="Tabla5.1" style:family="table-row">
      <style:table-row-properties style:min-row-height="0.97cm"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/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3cm" fo:margin-left="0cm" fo:margin-right="0cm" fo:margin-bottom="1.593cm" style:dynamic-spacing="true"/>
      </style:header-style>
      <style:footer-style>
        <style:header-footer-properties fo:min-height="0.169cm" fo:margin-left="0cm" fo:margin-right="0cm" fo:margin-top="0.0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3cm" fo:margin-left="0cm" fo:margin-right="0cm" fo:margin-bottom="1.59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date-style style:name="N10120" number:language="en" number:country="US">
      <number:day number:style="long"/>
      <number:text> </number:text>
      <number:month number:textual="true"/>
      <number:text>. </number:text>
      <number:year/>
    </number:date-style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cabecera_20_bullet_20_proyecto">P/.<draw:frame draw:style-name="Mfr1" draw:name="0 Imagen" text:anchor-type="char" svg:x="-0.115cm" svg:y="-0.282cm" svg:width="3.281cm" svg:height="1.52cm" draw:z-index="1"><draw:image xlink:href="Pictures/100002010000011E000000843AAB934A.png" xlink:type="simple" xlink:show="embed" xlink:actuate="onLoad"/></draw:frame></text:p>
            </table:table-cell>
            <table:table-cell table:style-name="Tabla3.A1" office:value-type="string">
              <text:p text:style-name="cabecera_20_proyecto"><text:title>icearchiva</text:title></text:p>
            </table:table-cell>
            <table:table-cell table:style-name="Tabla3.A1" table:number-rows-spanned="2" office:value-type="string">
              <text:p text:style-name="Standard"/>
            </table:table-cell>
          </table:table-row>
          <table:table-row table:style-name="Tabla3.1">
            <table:table-cell table:style-name="Tabla3.A1" office:value-type="string">
              <text:p text:style-name="cabecera_20_bullet_20_documento">D/.</text:p>
            </table:table-cell>
            <table:table-cell table:style-name="Tabla3.A1" office:value-type="string">
              <text:p text:style-name="cabecera_20_documento"><text:subject>Manual de integración</text:subject></text:p>
            </table:table-cell>
            <table:covered-table-cell/>
          </table:table-row>
          <table:table-row table:style-name="Tabla3.3">
            <table:table-cell table:style-name="Tabla3.A3" table:number-columns-spanned="3" office:value-type="string">
              <text:p text:style-name="Header"/>
            </table:table-cell>
            <table:covered-table-cell/>
            <table:covered-table-cell/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Helvetica_20__2b__20_izquierda_20__2b__20_azul"/>
            </table:table-cell>
            <table:table-cell table:style-name="Tabla4.A1" office:value-type="string">
              <text:p text:style-name="Helvetica_20__2b__20_derecha"/>
              <text:p text:style-name="MP1"><text:span text:style-name="Helvetica_20__2b__20_derecha_20__2b_azul_20_Car">pág./</text:span> <text:page-number text:select-page="current">6</text:page-number> de <text:page-count>6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áficos1" text:anchor-type="as-char" svg:width="5.248cm" svg:height="2.431cm" draw:z-index="7"><draw:image xlink:href="Pictures/1000020100000171000000ABA0063076.png" xlink:type="simple" xlink:show="embed" xlink:actuate="onLoad"/></draw:frame></text:p>
      </style:header>
      <style:foot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Helvetica_20__2b__20_derecha"><text:span text:style-name="Helvetica_20__2b__20_derecha_20__2b_azul_20_Car">F/.</text:span> <text:date style:data-style-name="N10120" text:date-value="2013-11-06T00:53:54.095999761">06 Nov. 13</text:date></text:p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cearchiva</dc:title>
    <dc:subject>Manual de integración</dc:subject>
    <meta:editing-cycles>21</meta:editing-cycles>
    <meta:print-date>2013-07-03T16:12:00</meta:print-date>
    <meta:creation-date>2013-10-28T12:02:10.683000000</meta:creation-date>
    <dc:date>2013-11-06T00:53:54.028000000</dc:date>
    <meta:editing-duration>PT3H20M49S</meta:editing-duration>
    <meta:generator>LibreOffice/4.1.2.3$Windows_x86 LibreOffice_project/40b2d7fde7e8d2d7bc5a449dc65df4d08a7dd38</meta:generator>
    <meta:document-statistic meta:table-count="5" meta:image-count="2" meta:object-count="0" meta:page-count="6" meta:paragraph-count="141" meta:word-count="837" meta:character-count="6755" meta:non-whitespace-character-count="5930"/>
    <meta:user-defined meta:name="AppVersion">14.0000</meta:user-defined>
    <meta:user-defined meta:name="Company">keen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keensoft - plantilla 2013.dotx" xlink:href=""/>
  </office:meta>
</office:document-meta>
</file>